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solid" draw:fill-color="#cfe7f5" draw:textarea-horizontal-align="justify" draw:textarea-vertical-align="top" draw:auto-grow-height="false" fo:padding-top="0.254cm"/>
    </style:style>
    <style:style style:name="gr4" style:family="graphic" style:parent-style-name="standard" style:list-style-name="L1">
      <style:graphic-properties draw:stroke="solid" svg:stroke-color="#000000" draw:marker-start-width="0.154cm" draw:marker-end-width="0.154cm" draw:fill="solid" draw:fill-color="#33a3a3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solid"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solid" svg:stroke-color="#000000" draw:marker-start-width="0.154cm" draw:marker-end-width="0.154cm" draw:fill-color="#33a3a3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solid" svg:stroke-color="#000000" draw:fill-color="#cfe7f5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draw:marker-start-width="0.154cm" draw:marker-end-width="0.154cm" draw:fill="solid" draw:fill-color="#33a3a3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stroke-linejoin="round" draw:fill="none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left" draw:textarea-vertical-align="middle" fo:padding-left="0.762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color="#000000" fo:font-family="Arial" style:font-family-generic="roman" style:font-pitch="variable" fo:font-size="26pt" fo:font-weight="bold" style:letter-kerning="true" style:font-family-asian="'Droid Sans Fallback'" style:font-family-generic-asian="system" style:font-pitch-asian="variable" style:font-size-asian="26pt" style:font-weight-asian="bold" style:font-family-complex="'Lohit Hindi'" style:font-family-generic-complex="system" style:font-pitch-complex="variable" style:font-size-complex="26pt" style:font-weight-complex="bold"/>
    </style:style>
    <style:style style:name="P6" style:family="paragraph">
      <style:paragraph-properties fo:text-align="center"/>
      <style:text-properties fo:color="#000000" fo:font-family="'Liberation Sans'" style:font-family-generic="swiss" style:font-pitch="variable" fo:font-size="18pt" fo:font-weight="normal" style:letter-kerning="true" style:font-family-asian="'Droid Sans Fallback'" style:font-family-generic-asian="system" style:font-pitch-asian="variable" style:font-size-asian="18pt" style:font-weight-asian="normal" style:font-family-complex="'Lohit Hindi'" style:font-family-generic-complex="system" style:font-pitch-complex="variable" style:font-size-complex="18pt" style:font-weight-complex="normal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T1" style:family="text">
      <style:text-properties fo:font-family="'Liberation Sans'" style:font-family-generic="swiss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family="Arial" style:font-family-generic="roman" style:font-pitch="variable" fo:font-size="26pt" fo:font-weight="bold" style:letter-kerning="true" style:font-family-asian="'Droid Sans Fallback'" style:font-family-generic-asian="system" style:font-pitch-asian="variable" style:font-size-asian="26pt" style:font-weight-asian="bold" style:font-family-complex="'Lohit Hindi'" style:font-family-generic-complex="system" style:font-pitch-complex="variable" style:font-size-complex="26pt" style:font-weight-complex="bold"/>
    </style:style>
    <style:style style:name="T4" style:family="text">
      <style:text-properties fo:color="#000000" fo:font-family="'Liberation Sans'" style:font-family-generic="swiss" style:font-pitch="variable" fo:font-size="18pt" fo:font-weight="normal" style:letter-kerning="true" style:font-family-asian="'Droid Sans Fallback'" style:font-family-generic-asian="system" style:font-pitch-asian="variable" style:font-size-asian="18pt" style:font-weight-asian="normal" style:font-family-complex="'Lohit Hindi'" style:font-family-generic-complex="system" style:font-pitch-complex="variable" style:font-size-complex="18pt" style:font-weight-complex="normal"/>
    </style:style>
    <style:style style:name="T5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8.89cm" svg:height="1.524cm" draw:transform="rotate (1.5707963267949) translate (1.27cm 10.16cm)">
          <text:p text:style-name="P1"><text:span text:style-name="T1">Raw geno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8.89cm" svg:height="1.524cm" draw:transform="rotate (1.5707963267949) translate (3.81cm 10.16cm)">
          <text:p text:style-name="P1"><text:span text:style-name="T1">Edited genotypes</text:span><text:span text:style-name="T1"><text:line-break/></text:span><text:span text:style-name="T1">(on MAF, call 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3" draw:text-style-name="P4" draw:layer="layout" svg:width="10.16cm" svg:height="8.89cm" svg:x="6.35cm" svg:y="1.27cm">
            <text:p text:style-name="P3"><text:span text:style-name="T2">SNP ranking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2" draw:layer="layout" svg:width="6.858cm" svg:height="1.434cm" svg:x="8.001cm" svg:y="3.584cm">
              <text:p text:style-name="P1"><text:span text:style-name="T1">BOSS ran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6.858cm" svg:height="1.434cm" svg:x="8.001cm" svg:y="5.592cm">
              <text:p text:style-name="P1"><text:span text:style-name="T1">SNP Variance ran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6.858cm" svg:height="1.434cm" svg:x="8.001cm" svg:y="7.599cm">
              <text:p text:style-name="P1"><text:span text:style-name="T1">Gain Ratio ran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7" draw:text-style-name="P5" draw:layer="layout" svg:width="14.27cm" svg:height="8.89cm" svg:x="20.02cm" svg:y="1.27cm">
          <text:p text:style-name="P3"><text:span text:style-name="T3">Class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3" draw:id="id3" draw:layer="layout" svg:width="5.436cm" svg:height="2.032cm" svg:x="24.437cm" svg:y="7.457cm">
          <text:p text:style-name="P1"><text:span text:style-name="T4">Remove lowest</text:span></text:p>
          <text:p text:style-name="P1"><text:span text:style-name="T4">ranked SN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" draw:id="id1" draw:layer="layout" svg:width="5.432cm" svg:height="2.032cm" svg:x="21.338cm" svg:y="4.699cm">
          <text:p text:style-name="P1"><text:span text:style-name="T4">Classify with</text:span></text:p>
          <text:p text:style-name="P1"><text:span text:style-name="T4">logistic regr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" draw:id="id2" draw:layer="layout" svg:width="5.436cm" svg:height="2.032cm" svg:x="27.878cm" svg:y="4.699cm">
          <text:p text:style-name="P1"><text:span text:style-name="T4">Record</text:span></text:p>
          <text:p text:style-name="P1"><text:span text:style-name="T4">classification</text:span></text:p>
          <text:p text:style-name="P1"><text:span text:style-name="T4">accura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6.77cm" svg:y1="5.715cm" svg:x2="27.878cm" svg:y2="5.715cm" draw:start-shape="id1" draw:start-glue-point="1" draw:end-shape="id2" draw:end-glue-point="3" svg:d="m26770 5715h1108" svg:viewBox="0 0 1109 1">
          <text:p/>
        </draw:connector>
        <draw:connector draw:style-name="gr10" draw:text-style-name="P3" draw:layer="layout" svg:x1="33.314cm" svg:y1="5.715cm" svg:x2="29.873cm" svg:y2="8.473cm" draw:start-shape="id2" draw:start-glue-point="1" draw:end-shape="id3" svg:d="m33314 5715h502v2758h-3943" svg:viewBox="0 0 3944 2759">
          <text:p/>
        </draw:connector>
        <draw:connector draw:style-name="gr11" draw:text-style-name="P3" draw:layer="layout" draw:line-skew="-0.29cm" svg:x1="24.437cm" svg:y1="8.473cm" svg:x2="21.338cm" svg:y2="5.715cm" draw:start-shape="id3" draw:start-glue-point="3" draw:end-shape="id1" draw:end-glue-point="3" svg:d="m24437 8473h-3890v-2758h791" svg:viewBox="0 0 3891 2759">
          <text:p/>
        </draw:connector>
        <draw:connector draw:style-name="gr12" draw:text-style-name="P8" draw:layer="layout" svg:x1="16.51cm" svg:y1="5.715cm" svg:x2="21.338cm" svg:y2="5.715cm" draw:start-shape="id4" draw:end-shape="id1" svg:d="m16510 5715h4828" svg:viewBox="0 0 4829 1">
          <text:p text:style-name="P7"><text:span text:style-name="T5">for each</text:span></text:p>
          <text:p text:style-name="P7"><text:span text:style-name="T5">ranking</text:span></text:p>
        </draw:connector>
        <draw:connector draw:style-name="gr9" draw:text-style-name="P3" xml:id="id6" draw:id="id6" draw:layer="layout" svg:x1="2.794cm" svg:y1="5.715cm" svg:x2="2.794cm" svg:y2="5.715cm" draw:start-shape="id5" draw:start-glue-point="2" draw:end-shape="id5" svg:d="m2794 5715" svg:viewBox="0 0 1 1">
          <text:p/>
        </draw:connector>
        <draw:connector draw:style-name="gr9" draw:text-style-name="P3" draw:layer="layout" draw:type="line" svg:x1="2.54cm" svg:y1="5.715cm" svg:x2="3.81cm" svg:y2="5.715cm" draw:start-shape="id6" draw:start-glue-point="0" draw:end-shape="id7" draw:end-glue-point="0" svg:d="m2540 5715h1270" svg:viewBox="0 0 1271 1">
          <text:p/>
        </draw:connector>
        <draw:connector draw:style-name="gr9" draw:text-style-name="P3" draw:layer="layout" draw:type="line" svg:x1="5.334cm" svg:y1="5.715cm" svg:x2="6.35cm" svg:y2="5.715cm" draw:start-shape="id7" draw:start-glue-point="2" draw:end-shape="id4" draw:end-glue-point="3" svg:d="m5334 5715h1016" svg:viewBox="0 0 101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lson </meta:initial-creator>
    <meta:creation-date>2014-11-17T12:03:54</meta:creation-date>
    <dc:date>2014-11-20T12:32:42</dc:date>
    <dc:creator>nelson </dc:creator>
    <meta:editing-duration>PT26M44S</meta:editing-duration>
    <meta:editing-cycles>9</meta:editing-cycles>
    <meta:generator>LibreOffice/3.5$Linux_x86 LibreOffice_project/350m1$Build-2</meta:generator>
    <meta:document-statistic meta:object-count="19"/>
  </office:meta>
</office:document-meta>
</file>